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3dc4" officeooo:paragraph-rsid="001b3dc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dd2b" officeooo:paragraph-rsid="001cdd2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b3dc4" officeooo:paragraph-rsid="001b3dc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dd2b" officeooo:paragraph-rsid="001cdd2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dd2b" officeooo:paragraph-rsid="001feb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dd2b" officeooo:paragraph-rsid="001cdd2b" style:font-weight-asian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style:text-underline-style="none" fo:font-weight="normal" officeooo:rsid="001cdd2b" officeooo:paragraph-rsid="001febd9" fo:background-color="transparent" style:font-name-asian="Liberation Serif1" style:font-weight-asian="normal" style:font-name-complex="Liberation Serif1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style:text-underline-style="none" fo:font-weight="normal" officeooo:rsid="001cdd2b" officeooo:paragraph-rsid="00207a1e" fo:background-color="transparent" style:font-name-asian="Liberation Serif1" style:font-weight-asian="normal" style:font-name-complex="Liberation Serif1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2pt" style:text-underline-style="solid" style:text-underline-width="auto" style:text-underline-color="font-color" fo:font-weight="bold" officeooo:paragraph-rsid="00207a1e" style:text-underline-mode="continuous" style:text-overline-mode="continuous" style:text-line-through-mode="continuous" fo:background-color="transparent" style:font-name-asian="Liberation Serif1" style:font-name-complex="Liberation Serif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style:text-underline-style="solid" style:text-underline-width="auto" style:text-underline-color="font-color" fo:font-weight="bold" officeooo:paragraph-rsid="00207a1e" style:text-underline-mode="continuous" style:text-overline-mode="continuous" style:text-line-through-mode="continuous" fo:background-color="transparent" style:font-name-asian="Liberation Serif1" style:font-name-complex="Liberation Serif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07a1e" fo:background-color="transparent" style:font-name-asian="Liberation Serif1" style:font-name-complex="Liberation Serif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07a1e" fo:background-color="transparent" style:font-name-asian="Calibri" style:font-name-complex="Calibri"/>
    </style:style>
    <style:style style:name="T1" style:family="text">
      <style:text-properties officeooo:rsid="001cdd2b"/>
    </style:style>
    <style:style style:name="T2" style:family="text">
      <style:text-properties officeooo:rsid="001f8f7c"/>
    </style:style>
    <style:style style:name="T3" style:family="text">
      <style:text-properties style:use-window-font-color="true" style:font-name="Liberation Serif1" fo:font-size="12pt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officeooo:rsid="001febd9" fo:background-color="transparent" loext:char-shading-value="0" style:font-name-asian="Liberation Serif1" style:font-name-complex="Liberation Serif1"/>
    </style:style>
    <style:style style:name="T5" style:family="text">
      <style:text-properties officeooo:rsid="00207a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omenclature</text:p>
      <text:p text:style-name="P12"/>
      <text:p text:style-name="P10">Fonctions</text:p>
      <text:p text:style-name="P12"/>
      <text:p text:style-name="P11">- Pas plus de 80 caractères par lignes</text:p>
      <text:p text:style-name="P11">- Pas plus de 8 fonctions par fichiers</text:p>
      <text:p text:style-name="P11">- Pas plus de 40 lignes par fonctions</text:p>
      <text:p text:style-name="P11">- Pas de caractères vide en fin de ligne</text:p>
      <text:p text:style-name="P11">- Majuscule à chaque début de mot (sur le nom)</text:p>
      <text:p text:style-name="P11">- Nom de fonctions complet et en Français</text:p>
      <text:p text:style-name="P12"/>
      <text:p text:style-name="P10">Variables</text:p>
      <text:p text:style-name="P12"/>
      <text:p text:style-name="P11">- Nom de variables complet et en Français</text:p>
      <text:p text:style-name="P11">- Déclaration en début de fonctions</text:p>
      <text:p text:style-name="P11">- Saut de ligne à la fin des déclarations</text:p>
      <text:p text:style-name="P11">- Pas de majuscules au d<text:span text:style-name="T5">é</text:span>but puis majuscule a chaque mot</text:p>
      <text:p text:style-name="P11">- Incrémentation entre type et nom de variable</text:p>
      <text:p text:style-name="P12"/>
      <text:p text:style-name="P10">Commentaires</text:p>
      <text:p text:style-name="P12"/>
      <text:p text:style-name="P11">- Gérés par Doxygen</text:p>
      <text:p text:style-name="P11">- Description en Français</text:p>
      <text:p text:style-name="P12"/>
      <text:p text:style-name="P10">Class</text:p>
      <text:p text:style-name="P12"/>
      <text:p text:style-name="P11">- Pas d'espace de nom</text:p>
      <text:p text:style-name="P11">- Pas de cin/cout</text:p>
      <text:p text:style-name="P11">- Regrouper le « Public » au début et le « Privé » à la fin</text:p>
      <text:p text:style-name="P11">- Pas de variable en public (getter/setter)</text:p>
      <text:p text:style-name="P12"/>
      <text:p text:style-name="P10">Librairie</text:p>
      <text:p text:style-name="P12"/>
      <text:p text:style-name="P11">- iostream</text:p>
      <text:p text:style-name="P11">- Math</text:p>
      <text:p text:style-name="P12"/>
      <text:p text:style-name="P10">Général</text:p>
      <text:p text:style-name="P12"/>
      <text:p text:style-name="P11">- Accolade ouvrante en fin de ligne</text:p>
      <text:p text:style-name="P11">- Accolade fermante à la ligne</text:p>
      <text:p text:style-name="P11">- Pas d'accolade si possible (boucle de 1 ligne)</text:p>
      <text:p text:style-name="P11">- Pas de return 0 pour le main</text:p>
      <text:p text:style-name="P11">- Pas d'erreurs si une entré clavier est mauvaise</text:p>
      <text:p text:style-name="P11">- Les incrémentations sont des tabulations</text:p>
      <text:p text:style-name="P11">- Création d'un Makefile</text:p>
      <text:p text:style-name="P8">- Pas de variable en dehors des fo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4:44:13.018449074</meta:creation-date>
    <dc:date>2016-03-17T15:33:16.875640387</dc:date>
    <meta:editing-duration>PT10M5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201" meta:character-count="1021" meta:non-whitespace-character-count="854"/>
  </office:meta>
</office:document-meta>
</file>